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er batch </text:p>
          </table:table-cell>
          <table:table-cell office:value-type="float" office:value="3650" calcext:value-type="float">
            <text:p>36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tches</text:p>
          </table:table-cell>
          <table:table-cell table:number-columns-repeated="6"/>
          <table:table-cell office:value-type="string" calcext:value-type="string">
            <text:p>Direct Probabilit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75" calcext:value-type="float">
            <text:p>2975</text:p>
          </table:table-cell>
          <table:table-cell office:value-type="float" office:value="3650" calcext:value-type="float">
            <text:p>3650</text:p>
          </table:table-cell>
          <table:table-cell table:formula="of:=100*[.B3]/[.C3]" office:value-type="float" office:value="81.5068493150685" calcext:value-type="float">
            <text:p>81.5068493151</text:p>
          </table:table-cell>
          <table:table-cell table:number-columns-repeated="5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69" calcext:value-type="float">
            <text:p>2969</text:p>
          </table:table-cell>
          <table:table-cell office:value-type="float" office:value="3650" calcext:value-type="float">
            <text:p>3650</text:p>
          </table:table-cell>
          <table:table-cell table:formula="of:=100*[.B4]/[.C4]" office:value-type="float" office:value="81.3424657534247" calcext:value-type="float">
            <text:p>81.3424657534</text:p>
          </table:table-cell>
          <table:table-cell table:number-columns-repeated="3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52" calcext:value-type="float">
            <text:p>2952</text:p>
          </table:table-cell>
          <table:table-cell office:value-type="float" office:value="3650" calcext:value-type="float">
            <text:p>3650</text:p>
          </table:table-cell>
          <table:table-cell table:formula="of:=100*[.B5]/[.C5]" office:value-type="float" office:value="80.8767123287671" calcext:value-type="float">
            <text:p>80.8767123288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203" calcext:value-type="float">
            <text:p>203</text:p>
          </table:table-cell>
          <table:table-cell table:formula="of:=[.I5]/[.$K$3]" office:value-type="float" office:value="0.634375" calcext:value-type="float">
            <text:p>0.6343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93" calcext:value-type="float">
            <text:p>2993</text:p>
          </table:table-cell>
          <table:table-cell office:value-type="float" office:value="3650" calcext:value-type="float">
            <text:p>3650</text:p>
          </table:table-cell>
          <table:table-cell table:formula="of:=100*[.B6]/[.C6]" office:value-type="float" office:value="82" calcext:value-type="float">
            <text:p>82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243" calcext:value-type="float">
            <text:p>243</text:p>
          </table:table-cell>
          <table:table-cell table:formula="of:=[.I6]/[.$K$3]" office:value-type="float" office:value="0.759375" calcext:value-type="float">
            <text:p>0.75937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77" calcext:value-type="float">
            <text:p>2977</text:p>
          </table:table-cell>
          <table:table-cell office:value-type="float" office:value="3650" calcext:value-type="float">
            <text:p>3650</text:p>
          </table:table-cell>
          <table:table-cell table:formula="of:=100*[.B7]/[.C7]" office:value-type="float" office:value="81.5616438356164" calcext:value-type="float">
            <text:p>81.5616438356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264" calcext:value-type="float">
            <text:p>264</text:p>
          </table:table-cell>
          <table:table-cell table:formula="of:=[.I7]/[.$K$3]" office:value-type="float" office:value="0.825" calcext:value-type="float">
            <text:p>0.82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36" calcext:value-type="float">
            <text:p>3036</text:p>
          </table:table-cell>
          <table:table-cell office:value-type="float" office:value="3650" calcext:value-type="float">
            <text:p>3650</text:p>
          </table:table-cell>
          <table:table-cell table:formula="of:=100*[.B8]/[.C8]" office:value-type="float" office:value="83.1780821917808" calcext:value-type="float">
            <text:p>83.1780821918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295" calcext:value-type="float">
            <text:p>295</text:p>
          </table:table-cell>
          <table:table-cell table:formula="of:=[.I8]/[.$K$3]" office:value-type="float" office:value="0.921875" calcext:value-type="float">
            <text:p>0.92187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41" calcext:value-type="float">
            <text:p>2941</text:p>
          </table:table-cell>
          <table:table-cell office:value-type="float" office:value="3650" calcext:value-type="float">
            <text:p>3650</text:p>
          </table:table-cell>
          <table:table-cell table:formula="of:=100*[.B9]/[.C9]" office:value-type="float" office:value="80.5753424657534" calcext:value-type="float">
            <text:p>80.5753424658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302" calcext:value-type="float">
            <text:p>302</text:p>
          </table:table-cell>
          <table:table-cell table:formula="of:=[.I9]/[.$K$3]" office:value-type="float" office:value="0.94375" calcext:value-type="float">
            <text:p>0.9437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76" calcext:value-type="float">
            <text:p>2976</text:p>
          </table:table-cell>
          <table:table-cell office:value-type="float" office:value="3650" calcext:value-type="float">
            <text:p>3650</text:p>
          </table:table-cell>
          <table:table-cell table:formula="of:=100*[.B10]/[.C10]" office:value-type="float" office:value="81.5342465753425" calcext:value-type="float">
            <text:p>81.534246575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41" calcext:value-type="float">
            <text:p>2941</text:p>
          </table:table-cell>
          <table:table-cell office:value-type="float" office:value="3650" calcext:value-type="float">
            <text:p>3650</text:p>
          </table:table-cell>
          <table:table-cell table:formula="of:=100*[.B11]/[.C11]" office:value-type="float" office:value="80.5753424657534" calcext:value-type="float">
            <text:p>80.5753424658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38" calcext:value-type="float">
            <text:p>2938</text:p>
          </table:table-cell>
          <table:table-cell office:value-type="float" office:value="3650" calcext:value-type="float">
            <text:p>3650</text:p>
          </table:table-cell>
          <table:table-cell table:formula="of:=100*[.B12]/[.C12]" office:value-type="float" office:value="80.4931506849315" calcext:value-type="float">
            <text:p>80.4931506849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SUM([.B3:.B12])" office:value-type="float" office:value="29698" calcext:value-type="float">
            <text:p>29698</text:p>
          </table:table-cell>
          <table:table-cell table:formula="of:=SUM([.C3:.C12])" office:value-type="float" office:value="36500" calcext:value-type="float">
            <text:p>36500</text:p>
          </table:table-cell>
          <table:table-cell table:formula="of:=100*[.B14]/[.C14]" office:value-type="float" office:value="81.3643835616438" calcext:value-type="float">
            <text:p>81.364383561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 style:data-style-name="N2" text:time-value="11:43:10.3093241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6:16:42.363770376</meta:creation-date>
    <meta:generator>LibreOffice/5.1.6.2$Linux_X86_64 LibreOffice_project/10m0$Build-2</meta:generator>
    <dc:date>2017-06-02T11:44:59.194901393</dc:date>
    <meta:editing-duration>PT7M53S</meta:editing-duration>
    <meta:editing-cycles>3</meta:editing-cycles>
    <meta:document-statistic meta:table-count="1" meta:cell-count="67" meta:object-count="0"/>
  </office:meta>
</office:document-meta>
</file>